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0200000002000309F1C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layer="layout" svg:width="0.853cm" svg:height="0.963cm" svg:x="1.234cm" svg:y="0.215cm">
          <draw:text-box>
            <text:p>q</text:p>
          </draw:text-box>
        </draw:frame>
        <draw:line draw:style-name="gr2" draw:text-style-name="P1" draw:layer="layout" svg:x1="2.234cm" svg:y1="0.715cm" svg:x2="3.734cm" svg:y2="0.715cm">
          <text:p/>
        </draw:line>
        <draw:line draw:style-name="gr2" draw:text-style-name="P1" draw:layer="layout" svg:x1="2.234cm" svg:y1="0.715cm" svg:x2="3.734cm" svg:y2="0.715cm">
          <text:p/>
        </draw:line>
        <draw:line draw:style-name="gr2" draw:text-style-name="P1" draw:layer="layout" svg:x1="2.234cm" svg:y1="0.715cm" svg:x2="3.734cm" svg:y2="0.715cm">
          <text:p/>
        </draw:line>
        <draw:line draw:style-name="gr2" draw:text-style-name="P1" draw:layer="layout" svg:x1="2.134cm" svg:y1="1.315cm" svg:x2="3.734cm" svg:y2="2.715cm">
          <text:p/>
        </draw:line>
        <draw:frame draw:style-name="gr1" draw:layer="layout" svg:width="1.277cm" svg:height="0.963cm" svg:x="4.135cm" svg:y="0.216cm">
          <draw:text-box>
            <text:p>A1</text:p>
          </draw:text-box>
        </draw:frame>
        <draw:frame draw:style-name="gr1" draw:layer="layout" svg:width="1.383cm" svg:height="0.963cm" svg:x="4.136cm" svg:y="2.317cm">
          <draw:text-box>
            <text:p>M1</text:p>
          </draw:text-box>
        </draw:frame>
        <draw:line draw:style-name="gr2" draw:text-style-name="P1" draw:layer="layout" svg:x1="5.435cm" svg:y1="0.715cm" svg:x2="6.935cm" svg:y2="0.715cm">
          <text:p/>
        </draw:line>
        <draw:line draw:style-name="gr2" draw:text-style-name="P1" draw:layer="layout" svg:x1="5.435cm" svg:y1="0.715cm" svg:x2="6.935cm" svg:y2="0.715cm">
          <text:p/>
        </draw:line>
        <draw:line draw:style-name="gr2" draw:text-style-name="P1" draw:layer="layout" svg:x1="5.634cm" svg:y1="2.715cm" svg:x2="7.134cm" svg:y2="2.715cm">
          <text:p/>
        </draw:line>
        <draw:line draw:style-name="gr2" draw:text-style-name="P1" draw:layer="layout" svg:x1="5.134cm" svg:y1="1.215cm" svg:x2="7.155cm" svg:y2="2.495cm">
          <text:p/>
        </draw:line>
        <draw:frame draw:style-name="gr1" draw:layer="layout" svg:width="1.277cm" svg:height="0.963cm" svg:x="7.336cm" svg:y="0.216cm">
          <draw:text-box>
            <text:p>A2</text:p>
          </draw:text-box>
        </draw:frame>
        <draw:frame draw:style-name="gr1" draw:layer="layout" svg:width="1.383cm" svg:height="0.963cm" svg:x="7.337cm" svg:y="2.317cm">
          <draw:text-box>
            <text:p>M2</text:p>
          </draw:text-box>
        </draw:frame>
        <draw:line draw:style-name="gr2" draw:text-style-name="P1" draw:layer="layout" svg:x1="8.735cm" svg:y1="0.715cm" svg:x2="10.235cm" svg:y2="0.715cm">
          <text:p/>
        </draw:line>
        <draw:line draw:style-name="gr2" draw:text-style-name="P1" draw:layer="layout" svg:x1="8.735cm" svg:y1="0.715cm" svg:x2="10.235cm" svg:y2="0.715cm">
          <text:p/>
        </draw:line>
        <draw:line draw:style-name="gr2" draw:text-style-name="P1" draw:layer="layout" svg:x1="8.934cm" svg:y1="2.715cm" svg:x2="10.434cm" svg:y2="2.715cm">
          <text:p/>
        </draw:line>
        <draw:line draw:style-name="gr2" draw:text-style-name="P1" draw:layer="layout" svg:x1="8.434cm" svg:y1="1.215cm" svg:x2="10.455cm" svg:y2="2.495cm">
          <text:p/>
        </draw:line>
        <draw:frame draw:style-name="gr1" draw:layer="layout" svg:width="1.277cm" svg:height="0.963cm" svg:x="10.636cm" svg:y="0.216cm">
          <draw:text-box>
            <text:p>A3</text:p>
          </draw:text-box>
        </draw:frame>
        <draw:frame draw:style-name="gr1" draw:layer="layout" svg:width="1.383cm" svg:height="0.963cm" svg:x="10.637cm" svg:y="2.317cm">
          <draw:text-box>
            <text:p>M3</text:p>
          </draw:text-box>
        </draw:frame>
        <draw:line draw:style-name="gr2" draw:text-style-name="P1" draw:layer="layout" svg:x1="11.935cm" svg:y1="0.715cm" svg:x2="13.435cm" svg:y2="0.715cm">
          <text:p/>
        </draw:line>
        <draw:line draw:style-name="gr2" draw:text-style-name="P1" draw:layer="layout" svg:x1="11.935cm" svg:y1="0.715cm" svg:x2="13.435cm" svg:y2="0.715cm">
          <text:p/>
        </draw:line>
        <draw:line draw:style-name="gr2" draw:text-style-name="P1" draw:layer="layout" svg:x1="12.134cm" svg:y1="2.715cm" svg:x2="13.634cm" svg:y2="2.715cm">
          <text:p/>
        </draw:line>
        <draw:line draw:style-name="gr2" draw:text-style-name="P1" draw:layer="layout" svg:x1="11.634cm" svg:y1="1.215cm" svg:x2="13.655cm" svg:y2="2.495cm">
          <text:p/>
        </draw:line>
        <draw:frame draw:style-name="gr1" draw:layer="layout" svg:width="1.277cm" svg:height="0.963cm" svg:x="13.836cm" svg:y="0.216cm">
          <draw:text-box>
            <text:p>A4</text:p>
          </draw:text-box>
        </draw:frame>
        <draw:frame draw:style-name="gr1" draw:layer="layout" svg:width="1.383cm" svg:height="0.963cm" svg:x="13.837cm" svg:y="2.317cm">
          <draw:text-box>
            <text:p>M4</text:p>
          </draw:text-box>
        </draw:frame>
        <draw:line draw:style-name="gr2" draw:text-style-name="P1" draw:layer="layout" svg:x1="15.235cm" svg:y1="0.715cm" svg:x2="16.735cm" svg:y2="0.715cm">
          <text:p/>
        </draw:line>
        <draw:line draw:style-name="gr2" draw:text-style-name="P1" draw:layer="layout" svg:x1="15.235cm" svg:y1="0.715cm" svg:x2="16.735cm" svg:y2="0.715cm">
          <text:p/>
        </draw:line>
        <draw:line draw:style-name="gr2" draw:text-style-name="P1" draw:layer="layout" svg:x1="15.434cm" svg:y1="2.715cm" svg:x2="16.934cm" svg:y2="2.715cm">
          <text:p/>
        </draw:line>
        <draw:line draw:style-name="gr2" draw:text-style-name="P1" draw:layer="layout" svg:x1="14.934cm" svg:y1="1.215cm" svg:x2="16.955cm" svg:y2="2.495cm">
          <text:p/>
        </draw:line>
        <draw:frame draw:style-name="gr1" draw:layer="layout" svg:width="1.277cm" svg:height="0.963cm" svg:x="17.136cm" svg:y="0.216cm">
          <draw:text-box>
            <text:p>A5</text:p>
          </draw:text-box>
        </draw:frame>
        <draw:frame draw:style-name="gr1" draw:layer="layout" svg:width="1.383cm" svg:height="0.963cm" svg:x="17.137cm" svg:y="2.317cm">
          <draw:text-box>
            <text:p>M5</text:p>
          </draw:text-box>
        </draw:frame>
        <draw:line draw:style-name="gr2" draw:text-style-name="P1" draw:layer="layout" svg:x1="18.635cm" svg:y1="0.715cm" svg:x2="20.135cm" svg:y2="0.715cm">
          <text:p/>
        </draw:line>
        <draw:line draw:style-name="gr2" draw:text-style-name="P1" draw:layer="layout" svg:x1="18.635cm" svg:y1="0.715cm" svg:x2="20.135cm" svg:y2="0.715cm">
          <text:p/>
        </draw:line>
        <draw:line draw:style-name="gr2" draw:text-style-name="P1" draw:layer="layout" svg:x1="18.834cm" svg:y1="2.715cm" svg:x2="20.334cm" svg:y2="2.715cm">
          <text:p/>
        </draw:line>
        <draw:line draw:style-name="gr2" draw:text-style-name="P1" draw:layer="layout" svg:x1="18.334cm" svg:y1="1.215cm" svg:x2="20.355cm" svg:y2="2.495cm">
          <text:p/>
        </draw:line>
        <draw:frame draw:style-name="gr1" draw:layer="layout" svg:width="1.277cm" svg:height="0.963cm" svg:x="20.536cm" svg:y="0.216cm">
          <draw:text-box>
            <text:p>A6</text:p>
          </draw:text-box>
        </draw:frame>
        <draw:frame draw:style-name="gr1" draw:layer="layout" svg:width="1.383cm" svg:height="0.963cm" svg:x="20.537cm" svg:y="2.317cm">
          <draw:text-box>
            <text:p>M6</text:p>
          </draw:text-box>
        </draw:frame>
        <draw:line draw:style-name="gr2" draw:text-style-name="P1" draw:layer="layout" svg:x1="22.135cm" svg:y1="0.715cm" svg:x2="23.635cm" svg:y2="0.715cm">
          <text:p/>
        </draw:line>
        <draw:line draw:style-name="gr2" draw:text-style-name="P1" draw:layer="layout" svg:x1="22.135cm" svg:y1="0.715cm" svg:x2="23.635cm" svg:y2="0.715cm">
          <text:p/>
        </draw:line>
        <draw:line draw:style-name="gr2" draw:text-style-name="P1" draw:layer="layout" svg:x1="22.334cm" svg:y1="2.715cm" svg:x2="23.834cm" svg:y2="2.715cm">
          <text:p/>
        </draw:line>
        <draw:line draw:style-name="gr2" draw:text-style-name="P1" draw:layer="layout" svg:x1="21.834cm" svg:y1="1.215cm" svg:x2="23.855cm" svg:y2="2.495cm">
          <text:p/>
        </draw:line>
        <draw:frame draw:style-name="gr1" draw:layer="layout" svg:width="1.277cm" svg:height="0.963cm" svg:x="24.036cm" svg:y="0.216cm">
          <draw:text-box>
            <text:p>A7</text:p>
          </draw:text-box>
        </draw:frame>
        <draw:frame draw:style-name="gr1" draw:layer="layout" svg:width="1.383cm" svg:height="0.963cm" svg:x="24.037cm" svg:y="2.317cm">
          <draw:text-box>
            <text:p>M7</text:p>
          </draw:text-box>
        </draw:frame>
        <draw:line draw:style-name="gr2" draw:text-style-name="P1" draw:layer="layout" svg:x1="25.035cm" svg:y1="1.615cm" svg:x2="26.535cm" svg:y2="1.615cm">
          <text:p/>
        </draw:line>
        <draw:frame draw:style-name="gr1" draw:layer="layout" svg:width="0.997cm" svg:height="0.963cm" svg:x="26.037cm" svg:y="1.617cm">
          <draw:text-box>
            <text:p>Q</text:p>
          </draw:text-box>
        </draw:frame>
        <draw:line draw:style-name="gr3" draw:text-style-name="P1" draw:layer="layout" svg:x1="25.034cm" svg:y1="1.115cm" svg:x2="25.034cm" svg:y2="2.115cm">
          <text:p/>
        </draw:lin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1.532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_20_2" draw:fill="none" draw:fill-gradient-name="Gradient_20_7" draw:fill-hatch-name="Hatching_20_1" draw:fill-image-name="Bitmape_20_1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075cm" fo:text-indent="0cm"/>
      <style:text-properties style:use-window-font-color="true" style:text-outline="false" style:text-line-through-style="none" fo:font-family="Arial" style:font-family-generic="roman" style:font-pitch="variable" fo:font-size="4.90000009536743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06cm" fo:text-indent="0cm"/>
      <style:text-properties fo:font-size="4.30000019073486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045cm" fo:text-indent="0cm"/>
      <style:text-properties fo:font-size="3.7000000476837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029cm" fo:text-indent="0cm"/>
      <style:text-properties fo:font-size="3.0999999046325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14cm" fo:text-indent="0cm"/>
      <style:text-properties fo:font-size="3.0999999046325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14cm" fo:text-indent="0cm"/>
      <style:text-properties fo:font-size="3.0999999046325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14cm" fo:text-indent="0cm"/>
      <style:text-properties fo:font-size="3.0999999046325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14cm" fo:text-indent="0cm"/>
      <style:text-properties fo:font-size="3.0999999046325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14cm" fo:text-indent="0cm"/>
      <style:text-properties fo:font-size="3.0999999046325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6.6999998092651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3.226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1.036cm" svg:x="1cm" svg:y="5.754cm"/>
      <draw:page-thumbnail draw:layer="backgroundobjects" svg:width="8.999cm" svg:height="1.036cm" svg:x="1cm" svg:y="14.33cm"/>
      <draw:page-thumbnail draw:layer="backgroundobjects" svg:width="8.999cm" svg:height="1.036cm" svg:x="1cm" svg:y="22.906cm"/>
      <draw:page-thumbnail draw:layer="backgroundobjects" svg:width="8.999cm" svg:height="1.036cm" svg:x="11cm" svg:y="5.754cm"/>
      <draw:page-thumbnail draw:layer="backgroundobjects" svg:width="8.999cm" svg:height="1.036cm" svg:x="11cm" svg:y="14.33cm"/>
      <draw:page-thumbnail draw:layer="backgroundobjects" svg:width="8.999cm" svg:height="1.036cm" svg:x="11cm" svg:y="22.906cm"/>
    </style:handout-master>
    <style:master-page style:name="Default" style:page-layout-name="PM1" draw:style-name="Mdp1">
      <draw:frame presentation:style-name="Default-title" draw:layer="backgroundobjects" svg:width="25.191cm" svg:height="0.539cm" svg:x="1.399cm" svg:y="0.128cm" presentation:class="title" presentation:placeholder="true">
        <draw:text-box/>
      </draw:frame>
      <draw:frame presentation:style-name="Default-outline1" draw:layer="backgroundobjects" svg:width="25.191cm" svg:height="2.148cm" svg:x="1.399cm" svg:y="0.754cm" presentation:class="outline" presentation:placeholder="true">
        <draw:text-box/>
      </draw:frame>
      <draw:frame presentation:style-name="Mpr1" draw:text-style-name="MP1" draw:layer="backgroundobjects" svg:width="6.521cm" svg:height="0.223cm" svg:x="1.399cm" svg:y="2.93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0.223cm" svg:x="9.572cm" svg:y="2.938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0.223cm" svg:x="20.069cm" svg:y="2.938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4M55S</meta:editing-duration>
    <meta:editing-cycles>5</meta:editing-cycles>
    <meta:generator>LibreOffice/3.6$Windows_x86 LibreOffice_project/e29a214-2bbed72-0621de6-a97528c-8f066d</meta:generator>
    <dc:date>2012-10-04T12:31:21.05</dc:date>
    <meta:document-statistic meta:object-count="69"/>
  </office:meta>
</office:document-meta>
</file>